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396in" fo:margin-left="0.0069in" fo:margin-top="0in" fo:margin-bottom="0in" table:align="left" style:writing-mode="lr-tb"/>
    </style:style>
    <style:style style:name="Table1.A" style:family="table-column">
      <style:table-column-properties style:column-width="0.2743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0.484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1.5431in"/>
    </style:style>
    <style:style style:name="Table1.F" style:family="table-column">
      <style:table-column-properties style:column-width="1.9306in"/>
    </style:style>
    <style:style style:name="Table1.G" style:family="table-column">
      <style:table-column-properties style:column-width="1.8229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none" fo:border-bottom="none">
        <style:background-image/>
      </style:table-cell-properties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background-color="transparent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normal">
      <style:paragraph-properties fo:line-height="97%"/>
      <style:text-properties fo:font-size="12pt" style:font-size-asian="12pt" style:font-size-complex="12pt"/>
    </style:style>
    <style:style style:name="P2" style:family="paragraph" style:parent-style-name="normal">
      <style:paragraph-properties fo:line-height="93%"/>
      <style:text-properties fo:font-size="12pt" style:font-size-asian="12pt" style:font-size-complex="12pt"/>
    </style:style>
    <style:style style:name="P3" style:family="paragraph" style:parent-style-name="normal">
      <style:paragraph-properties fo:line-height="95%"/>
      <style:text-properties fo:font-size="12pt" style:font-size-asian="12pt" style:font-size-complex="12pt"/>
    </style:style>
    <style:style style:name="P4" style:family="paragraph" style:parent-style-name="normal">
      <style:paragraph-properties fo:line-height="98%"/>
      <style:text-properties fo:font-size="12pt" style:font-size-asian="12pt" style:font-size-complex="12pt"/>
    </style:style>
    <style:style style:name="P5" style:family="paragraph" style:parent-style-name="normal">
      <style:paragraph-properties fo:line-height="91%"/>
      <style:text-properties fo:font-size="12pt" style:font-size-asian="12pt" style:font-size-complex="12pt"/>
    </style:style>
    <style:style style:name="P6" style:family="paragraph" style:parent-style-name="normal">
      <style:paragraph-properties fo:line-height="90%"/>
      <style:text-properties fo:font-size="12pt" style:font-size-asian="12pt" style:font-size-complex="12pt"/>
    </style:style>
    <style:style style:name="P7" style:family="paragraph" style:parent-style-name="normal">
      <style:paragraph-properties fo:margin-left="2.0374in" fo:margin-right="0in" fo:text-indent="0in" style:auto-text-indent="false"/>
    </style:style>
    <style:style style:name="P8" style:family="paragraph" style:parent-style-name="normal">
      <style:paragraph-properties fo:margin-left="3.3291in" fo:margin-right="0in" fo:text-indent="0in" style:auto-text-indent="false">
        <style:tab-stops>
          <style:tab-stop style:position="4.7453in"/>
        </style:tab-stops>
      </style:paragraph-properties>
    </style:style>
    <style:style style:name="P9" style:family="paragraph" style:parent-style-name="normal">
      <style:paragraph-properties fo:line-height="94%"/>
      <style:text-properties fo:font-weight="bold" style:font-weight-asian="bold"/>
    </style:style>
    <style:style style:name="P10" style:family="paragraph" style:parent-style-name="normal">
      <style:paragraph-properties fo:line-height="115%">
        <style:tab-stops>
          <style:tab-stop style:position="0.2571in"/>
        </style:tab-stops>
      </style:paragraph-properties>
      <style:text-properties fo:font-weight="bold" style:font-weight-asian="bold"/>
    </style:style>
    <style:style style:name="P11" style:family="paragraph" style:parent-style-name="normal">
      <style:paragraph-properties fo:margin-left="0.2457in" fo:margin-right="0in" fo:text-indent="-0.2457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2" style:family="paragraph" style:parent-style-name="normal">
      <style:paragraph-properties fo:margin-left="0in" fo:margin-right="0in" fo:text-indent="0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3" style:family="paragraph" style:parent-style-name="normal">
      <style:paragraph-properties fo:margin-left="0.2457in" fo:margin-right="0in" fo:text-indent="0in" style:auto-text-indent="false">
        <style:tab-stops>
          <style:tab-stop style:position="0.2457in"/>
        </style:tab-stops>
      </style:paragraph-properties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P14" style:family="paragraph" style:parent-style-name="normal">
      <style:paragraph-properties fo:margin-left="0in" fo:margin-right="0in" fo:margin-top="0in" fo:margin-bottom="0.0028in" style:contextual-spacing="false" fo:line-height="102%" fo:text-indent="0.4917in" style:auto-text-indent="false"/>
    </style:style>
    <style:style style:name="P15" style:family="paragraph" style:parent-style-name="normal">
      <style:paragraph-properties fo:margin-left="0.2736in" fo:margin-right="0in" fo:text-indent="0in" style:auto-text-indent="false"/>
    </style:style>
    <style:style style:name="P16" style:family="paragraph" style:parent-style-name="normal">
      <style:paragraph-properties fo:margin-left="0.2756in" fo:margin-right="0in" fo:text-indent="0in" style:auto-text-indent="false"/>
    </style:style>
    <style:style style:name="P17" style:family="paragraph" style:parent-style-name="normal">
      <style:paragraph-properties fo:line-height="83%"/>
    </style:style>
    <style:style style:name="P18" style:family="paragraph" style:parent-style-name="normal">
      <style:text-properties fo:font-style="italic" style:font-style-asian="italic"/>
    </style:style>
    <style:style style:name="P19" style:family="paragraph" style:parent-style-name="normal">
      <style:paragraph-properties fo:line-height="110%"/>
    </style:style>
    <style:style style:name="P20" style:family="paragraph" style:parent-style-name="normal">
      <style:paragraph-properties fo:margin-left="0.111in" fo:margin-right="0in" fo:text-indent="0in" style:auto-text-indent="false"/>
    </style:style>
    <style:style style:name="P21" style:family="paragraph" style:parent-style-name="normal">
      <style:paragraph-properties fo:margin-left="0.111in" fo:margin-right="0in" fo:orphans="0" fo:widows="0" fo:text-indent="0in" style:auto-text-indent="false"/>
    </style:style>
    <style:style style:name="P22" style:family="paragraph" style:parent-style-name="normal">
      <style:paragraph-properties fo:margin-left="0.0693in" fo:margin-right="0in" fo:orphans="0" fo:widows="0" fo:text-indent="0in" style:auto-text-indent="false"/>
    </style:style>
    <style:style style:name="P23" style:family="paragraph" style:parent-style-name="normal">
      <style:paragraph-properties fo:margin-left="0.4862in" fo:margin-right="0in" fo:orphans="0" fo:widows="0" fo:text-indent="0in" style:auto-text-indent="false"/>
    </style:style>
    <style:style style:name="P24" style:family="paragraph" style:parent-style-name="normal">
      <style:paragraph-properties fo:margin-left="0.1528in" fo:margin-right="0in" fo:orphans="0" fo:widows="0" fo:text-indent="0in" style:auto-text-indent="false"/>
    </style:style>
    <style:style style:name="P25" style:family="paragraph" style:parent-style-name="normal">
      <style:paragraph-properties fo:margin-left="0.5555in" fo:margin-right="0in" fo:orphans="0" fo:widows="0" fo:text-indent="0in" style:auto-text-indent="false"/>
    </style:style>
    <style:style style:name="P26" style:family="paragraph" style:parent-style-name="normal">
      <style:paragraph-properties fo:orphans="0" fo:widows="0"/>
    </style:style>
    <style:style style:name="P27" style:family="paragraph" style:parent-style-name="normal">
      <style:paragraph-properties fo:margin-left="0in" fo:margin-right="0.0693in" fo:text-align="end" style:justify-single-word="false" fo:orphans="0" fo:widows="0" fo:text-indent="0in" style:auto-text-indent="false"/>
    </style:style>
    <style:style style:name="P28" style:family="paragraph" style:parent-style-name="normal">
      <style:paragraph-properties fo:line-height="82%"/>
    </style:style>
    <style:style style:name="P29" style:family="paragraph" style:parent-style-name="normal">
      <style:paragraph-properties fo:line-height="5%"/>
    </style:style>
    <style:style style:name="P30" style:family="paragraph" style:parent-style-name="normal">
      <style:paragraph-properties fo:line-height="95%"/>
    </style:style>
    <style:style style:name="P31" style:family="paragraph" style:parent-style-name="normal">
      <style:paragraph-properties fo:margin-left="4.7917in" fo:margin-right="0in" fo:text-indent="0in" style:auto-text-indent="false"/>
    </style:style>
    <style:style style:name="P32" style:family="paragraph" style:parent-style-name="normal">
      <style:paragraph-properties fo:line-height="83%"/>
      <style:text-properties officeooo:rsid="0014f6bb" officeooo:paragraph-rsid="0014f6bb"/>
    </style:style>
    <style:style style:name="P33" style:family="paragraph" style:parent-style-name="normal">
      <style:paragraph-properties fo:line-height="83%"/>
      <style:text-properties officeooo:rsid="00155487" officeooo:paragraph-rsid="00155487"/>
    </style:style>
    <style:style style:name="P34" style:family="paragraph" style:parent-style-name="normal">
      <style:paragraph-properties fo:line-height="83%"/>
      <style:text-properties officeooo:rsid="00163d5d" officeooo:paragraph-rsid="00163d5d"/>
    </style:style>
    <style:style style:name="P35" style:family="paragraph" style:parent-style-name="normal">
      <style:paragraph-properties fo:line-height="83%"/>
      <style:text-properties officeooo:rsid="00180e66" officeooo:paragraph-rsid="00180e66"/>
    </style:style>
    <style:style style:name="P3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eeeeee"/>
    </style:style>
    <style:style style:name="P37" style:family="paragraph" style:parent-style-name="Standard">
      <style:text-properties fo:color="#000000" loext:opacity="100%" style:font-name="Droid Sans Mono" fo:font-size="10.5pt" fo:font-weight="normal" fo:background-color="#eeeeee"/>
    </style:style>
    <style:style style:name="P38" style:family="paragraph" style:parent-style-name="normal">
      <style:text-properties fo:color="#000000" loext:opacity="100%" style:font-name="Droid Sans Mono" fo:font-size="10.5pt" fo:font-weight="normal" fo:background-color="#eeeeee"/>
    </style:style>
    <style:style style:name="P39" style:family="paragraph" style:parent-style-name="Standard">
      <style:paragraph-properties style:line-height-at-least="0.198in"/>
      <style:text-properties fo:color="#000000" loext:opacity="100%" fo:background-color="#eeeeee"/>
    </style:style>
    <style:style style:name="P40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eeeeee"/>
    </style:style>
    <style:style style:name="P41" style:family="paragraph" style:parent-style-name="normal">
      <style:paragraph-properties fo:margin-left="3.3291in" fo:margin-right="0in" fo:text-indent="0in" style:auto-text-indent="false"/>
      <style:text-properties fo:font-size="10pt" style:font-size-asian="10pt" style:font-size-complex="10pt"/>
    </style:style>
    <style:style style:name="P42" style:family="paragraph" style:parent-style-name="normal">
      <style:paragraph-properties fo:margin-left="3.3291in" fo:margin-right="0in" fo:text-indent="0in" style:auto-text-indent="false">
        <style:tab-stops>
          <style:tab-stop style:position="4.2866in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normal">
      <style:paragraph-properties fo:margin-left="4.4681in" fo:margin-right="0in" fo:text-indent="0in" style:auto-text-indent="false"/>
      <style:text-properties fo:font-size="10pt" style:font-size-asian="10pt" style:font-size-complex="10pt"/>
    </style:style>
    <style:style style:name="P44" style:family="paragraph" style:parent-style-name="normal">
      <style:paragraph-properties fo:margin-left="0.2736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normal">
      <style:paragraph-properties fo:margin-left="0in" fo:margin-right="0in" fo:line-height="91%" fo:text-indent="0in" style:auto-text-indent="false">
        <style:tab-stops>
          <style:tab-stop style:position="0.25in"/>
        </style:tab-stops>
      </style:paragraph-properties>
      <style:text-properties officeooo:rsid="001c42b6" officeooo:paragraph-rsid="001c42b6"/>
    </style:style>
    <style:style style:name="P4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eeeeee"/>
    </style:style>
    <style:style style:name="P47" style:family="paragraph" style:parent-style-name="Standard">
      <style:paragraph-properties fo:margin-left="0in" fo:margin-right="0in" fo:margin-top="0in" fo:margin-bottom="0.1965in" style:contextual-spacing="false" style:line-height-at-least="0.198in" fo:text-indent="0in" style:auto-text-indent="false">
        <style:tab-stops>
          <style:tab-stop style:position="0.25in"/>
        </style:tab-stops>
      </style:paragraph-properties>
      <style:text-properties fo:color="#000000" loext:opacity="100%" officeooo:rsid="001c42b6" officeooo:paragraph-rsid="001fd20b" fo:background-color="#eeeeee"/>
    </style:style>
    <style:style style:name="P48" style:family="paragraph" style:parent-style-name="Standard">
      <style:text-properties officeooo:paragraph-rsid="001fd20b"/>
    </style:style>
    <style:style style:name="P49" style:family="paragraph" style:parent-style-name="normal" style:master-page-name="Standard">
      <style:paragraph-properties fo:margin-left="1.2319in" fo:margin-right="0in" fo:text-indent="0in" style:auto-text-indent="false" style:page-number="1">
        <style:tab-stops>
          <style:tab-stop style:position="4.6339in"/>
        </style:tab-stops>
      </style:paragraph-properties>
    </style:style>
    <style:style style:name="P50" style:family="paragraph" style:parent-style-name="normal" style:list-style-name="WWNum4">
      <style:paragraph-properties fo:margin-left="0.2457in" fo:margin-right="0in" fo:text-indent="-0.211in" style:auto-text-indent="false">
        <style:tab-stops>
          <style:tab-stop style:position="0.2457in"/>
        </style:tab-stops>
      </style:paragraph-properties>
    </style:style>
    <style:style style:name="P51" style:family="paragraph" style:parent-style-name="normal" style:list-style-name="WWNum5">
      <style:paragraph-properties fo:margin-left="0.2457in" fo:margin-right="0in" fo:text-indent="-0.2457in" style:auto-text-indent="false">
        <style:tab-stops>
          <style:tab-stop style:position="0.2457in"/>
        </style:tab-stops>
      </style:paragraph-properties>
    </style:style>
    <style:style style:name="P52" style:family="paragraph" style:parent-style-name="normal">
      <style:paragraph-properties fo:margin-left="0.2457in" fo:margin-right="0in" fo:text-indent="0in" style:auto-text-indent="false">
        <style:tab-stops>
          <style:tab-stop style:position="0.2457in"/>
        </style:tab-stops>
      </style:paragraph-properties>
      <style:text-properties officeooo:paragraph-rsid="001fd20b"/>
    </style:style>
    <style:style style:name="P53" style:family="paragraph" style:parent-style-name="normal" style:list-style-name="WWNum5">
      <style:paragraph-properties fo:margin-left="0.2736in" fo:margin-right="0in" fo:text-indent="-0.2736in" style:auto-text-indent="false">
        <style:tab-stops>
          <style:tab-stop style:position="0.2736in"/>
        </style:tab-stops>
      </style:paragraph-properties>
      <style:text-properties fo:font-weight="bold" style:font-weight-asian="bold"/>
    </style:style>
    <style:style style:name="P54" style:family="paragraph" style:parent-style-name="normal" style:list-style-name="WWNum5">
      <style:paragraph-properties fo:margin-left="0.2736in" fo:margin-right="0in" fo:text-indent="-0.2736in" style:auto-text-indent="false">
        <style:tab-stops>
          <style:tab-stop style:position="0.2736in"/>
        </style:tab-stops>
      </style:paragraph-properties>
      <style:text-properties fo:font-weight="bold" officeooo:paragraph-rsid="001fd20b" style:font-weight-asian="bold"/>
    </style:style>
    <style:style style:name="P55" style:family="paragraph" style:parent-style-name="normal" style:list-style-name="WWNum3">
      <style:paragraph-properties fo:margin-left="0.528in" fo:margin-right="0in" fo:text-indent="-0.2429in" style:auto-text-indent="false">
        <style:tab-stops>
          <style:tab-stop style:position="0.528in"/>
        </style:tab-stops>
      </style:paragraph-properties>
      <style:text-properties fo:font-weight="bold" style:font-weight-asian="bold"/>
    </style:style>
    <style:style style:name="P56" style:family="paragraph" style:parent-style-name="normal" style:master-page-name="Converted1">
      <style:paragraph-properties fo:margin-left="0in" fo:margin-right="0.1665in" fo:line-height="91%" fo:text-indent="0in" style:auto-text-indent="false" style:page-number="auto"/>
    </style:style>
    <style:style style:name="P57" style:family="paragraph" style:parent-style-name="normal" style:list-style-name="WWNum6">
      <style:paragraph-properties fo:margin-left="0in" fo:margin-right="0in" fo:line-height="91%" fo:text-indent="0in" style:auto-text-indent="false">
        <style:tab-stops>
          <style:tab-stop style:position="0.2429in"/>
        </style:tab-stops>
      </style:paragraph-properties>
    </style:style>
    <style:style style:name="P58" style:family="paragraph" style:parent-style-name="normal" style:list-style-name="WWNum1" style:master-page-name="Converted2">
      <style:paragraph-properties fo:margin-left="0.0071in" fo:margin-right="0in" fo:line-height="91%" fo:text-indent="-0.0071in" style:auto-text-indent="false" style:page-number="auto">
        <style:tab-stops>
          <style:tab-stop style:position="0.25in"/>
        </style:tab-stops>
      </style:paragraph-properties>
    </style:style>
    <style:style style:name="P59" style:family="paragraph" style:parent-style-name="normal" style:list-style-name="WWNum2">
      <style:paragraph-properties fo:margin-left="0.0138in" fo:margin-right="0.4307in" fo:line-height="115%" fo:text-indent="-0.0063in" style:auto-text-indent="false">
        <style:tab-stops>
          <style:tab-stop style:position="0.2571in"/>
        </style:tab-stops>
      </style:paragraph-properties>
    </style:style>
    <style:style style:name="P60" style:family="paragraph" style:parent-style-name="normal" style:list-style-name="WWNum3">
      <style:paragraph-properties fo:margin-left="0.528in" fo:margin-right="0in" fo:text-indent="-0.2429in" style:auto-text-indent="false">
        <style:tab-stops>
          <style:tab-stop style:position="0.528in"/>
        </style:tab-stops>
      </style:paragraph-properties>
    </style:style>
    <style:style style:name="P61" style:family="paragraph" style:parent-style-name="normal">
      <style:paragraph-properties fo:margin-left="0in" fo:margin-right="0in" fo:line-height="91%" fo:text-indent="0in" style:auto-text-indent="false">
        <style:tab-stops>
          <style:tab-stop style:position="0.25in"/>
        </style:tab-stops>
      </style:paragraph-properties>
      <style:text-properties officeooo:rsid="001c42b6" officeooo:paragraph-rsid="001daaa1"/>
    </style:style>
    <style:style style:name="P62" style:family="paragraph" style:parent-style-name="normal">
      <style:paragraph-properties fo:margin-left="0in" fo:margin-right="0in" fo:line-height="91%" fo:text-indent="0in" style:auto-text-indent="false">
        <style:tab-stops>
          <style:tab-stop style:position="0.25in"/>
        </style:tab-stops>
      </style:paragraph-properties>
      <style:text-properties officeooo:rsid="001c42b6" officeooo:paragraph-rsid="001c42b6"/>
    </style:style>
    <style:style style:name="P63" style:family="paragraph" style:parent-style-name="normal">
      <style:text-properties fo:color="#000000" loext:opacity="100%" style:font-name="Droid Sans Mono" fo:font-size="10.5pt" fo:font-weight="normal" officeooo:paragraph-rsid="001fd20b" fo:background-color="#eeeeee"/>
    </style:style>
    <style:style style:name="P64" style:family="paragraph" style:parent-style-name="normal">
      <style:paragraph-properties fo:margin-left="0.2736in" fo:margin-right="0in" fo:text-indent="0in" style:auto-text-indent="false"/>
      <style:text-properties style:text-underline-style="solid" style:text-underline-width="auto" style:text-underline-color="font-color" fo:font-weight="bold" officeooo:paragraph-rsid="001fd20b" style:font-weight-asian="bold"/>
    </style:style>
    <style:style style:name="P65" style:family="paragraph" style:parent-style-name="normal">
      <style:paragraph-properties fo:line-height="83%"/>
      <style:text-properties officeooo:paragraph-rsid="001fd20b"/>
    </style:style>
    <style:style style:name="P66" style:family="paragraph" style:parent-style-name="normal">
      <style:paragraph-properties fo:line-height="83%"/>
      <style:text-properties officeooo:rsid="0014f6bb" officeooo:paragraph-rsid="001fd20b"/>
    </style:style>
    <style:style style:name="P67" style:family="paragraph" style:parent-style-name="normal">
      <style:paragraph-properties fo:line-height="83%"/>
      <style:text-properties officeooo:rsid="00155487" officeooo:paragraph-rsid="001fd20b"/>
    </style:style>
    <style:style style:name="P68" style:family="paragraph" style:parent-style-name="normal">
      <style:paragraph-properties fo:line-height="83%"/>
      <style:text-properties officeooo:rsid="00163d5d" officeooo:paragraph-rsid="001fd20b"/>
    </style:style>
    <style:style style:name="P69" style:family="paragraph" style:parent-style-name="normal">
      <style:paragraph-properties fo:line-height="83%"/>
      <style:text-properties officeooo:rsid="00180e66" officeooo:paragraph-rsid="001fd20b"/>
    </style:style>
    <style:style style:name="P70" style:family="paragraph" style:parent-style-name="normal">
      <style:paragraph-properties fo:margin-left="0.2736in" fo:margin-right="0in" fo:text-indent="0in" style:auto-text-indent="false"/>
      <style:text-properties officeooo:paragraph-rsid="001fd20b"/>
    </style:style>
    <style:style style:name="P71" style:family="paragraph" style:parent-style-name="normal">
      <style:paragraph-properties fo:margin-left="0.2756in" fo:margin-right="0in" fo:text-indent="0in" style:auto-text-indent="false"/>
      <style:text-properties officeooo:paragraph-rsid="001fd20b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9c675" style:font-size-asian="15pt" style:font-weight-asian="bold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4.5pt" style:font-size-asian="14.5pt" style:font-size-complex="14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41384" style:font-size-asian="10pt" style:font-size-complex="10pt"/>
    </style:style>
    <style:style style:name="T7" style:family="text">
      <style:text-properties fo:font-size="10pt" officeooo:rsid="001a6dd6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9.5pt" style:font-size-asian="9.5pt" style:font-size-complex="9.5pt"/>
    </style:style>
    <style:style style:name="T10" style:family="text">
      <style:text-properties fo:font-size="9.5pt" officeooo:rsid="00141384" style:font-size-asian="9.5pt" style:font-size-complex="9.5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141384" style:font-weight-asian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officeooo:rsid="001883a1"/>
    </style:style>
    <style:style style:name="T16" style:family="text">
      <style:text-properties style:text-underline-style="solid" style:text-underline-width="auto" style:text-underline-color="font-color" officeooo:rsid="001c42b6"/>
    </style:style>
    <style:style style:name="T17" style:family="text">
      <style:text-properties fo:color="#262633" loext:opacity="100%" style:font-name="Helvetica Neue" style:text-underline-style="solid" style:text-underline-width="auto" style:text-underline-color="font-color" style:font-name-asian="Helvetica Neue1" style:font-name-complex="Helvetica Neue1"/>
    </style:style>
    <style:style style:name="T18" style:family="text">
      <style:text-properties fo:color="#262633" loext:opacity="100%" style:font-name="Helvetica Neue" style:text-underline-style="solid" style:text-underline-width="auto" style:text-underline-color="font-color" officeooo:rsid="00141384" style:font-name-asian="Helvetica Neue1" style:font-name-complex="Helvetica Neue1"/>
    </style:style>
    <style:style style:name="T19" style:family="text">
      <style:text-properties fo:color="#262633" loext:opacity="100%" style:font-name="Helvetica Neue" style:text-underline-style="solid" style:text-underline-width="auto" style:text-underline-color="font-color" officeooo:rsid="0014f6bb" style:font-name-asian="Helvetica Neue1" style:font-name-complex="Helvetica Neue1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tyle="italic" style:font-style-asian="italic"/>
    </style:style>
    <style:style style:name="T22" style:family="text">
      <style:text-properties officeooo:rsid="0014f6bb"/>
    </style:style>
    <style:style style:name="T23" style:family="text">
      <style:text-properties fo:color="#c586c0" loext:opacity="100%"/>
    </style:style>
    <style:style style:name="T24" style:family="text">
      <style:text-properties fo:color="#dcdcaa" loext:opacity="100%"/>
    </style:style>
    <style:style style:name="T25" style:family="text">
      <style:text-properties fo:color="#ce9178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d4d4d4" loext:opacity="100%"/>
    </style:style>
    <style:style style:name="T28" style:family="text">
      <style:text-properties fo:color="#569cd6" loext:opacity="100%"/>
    </style:style>
    <style:style style:name="T29" style:family="text">
      <style:text-properties officeooo:rsid="00155487"/>
    </style:style>
    <style:style style:name="T30" style:family="text">
      <style:text-properties officeooo:rsid="00163d5d"/>
    </style:style>
    <style:style style:name="T31" style:family="text">
      <style:text-properties officeooo:rsid="00180e66"/>
    </style:style>
    <style:style style:name="T32" style:family="text">
      <style:text-properties fo:color="#b5cea8" loext:opacity="100%"/>
    </style:style>
    <style:style style:name="T33" style:family="text">
      <style:text-properties fo:color="#d7ba7d" loext:opacity="100%"/>
    </style:style>
    <style:style style:name="T34" style:family="text">
      <style:text-properties officeooo:rsid="001daa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">Отчет по лабораторной работе №</text:span><text:span text:style-name="T2">5</text:span><text:span text:style-name="T1"> </text:span><text:span text:style-name="T4">по курсу </text:span><text:span text:style-name="T3">Фундаментальная информатика</text:span></text:p>
      <text:p text:style-name="P1"/>
      <text:p text:style-name="P7"><text:span text:style-name="T5">Студент группы </text:span><text:span text:style-name="T8">М8О-103Б-23 Зайцев Иван Денисович</text:span><text:span text:style-name="T5">, № по списку <text:s/></text:span><text:span text:style-name="T8">11</text:span></text:p>
      <text:p text:style-name="P2"/>
      <text:p text:style-name="P41">Контакты www, e-mail: mai.zaitsev.ivan@gmail.com</text:p>
      <text:p text:style-name="P3"/>
      <text:p text:style-name="P8"><text:span text:style-name="T5">Работа выполнена: «</text:span><text:span text:style-name="T6">1</text:span><text:span text:style-name="T7">8</text:span><text:span text:style-name="T9">» </text:span><text:span text:style-name="T10">ноября</text:span><text:span text:style-name="T9"> 2023г.</text:span></text:p>
      <text:p text:style-name="P3"/>
      <text:p text:style-name="P41">Преподаватель: Никулин Сергей Петрович каф. 806 </text:p>
      <text:p text:style-name="P4"/>
      <text:p text:style-name="P41">Входной контроль знаний с оценкой _____________________</text:p>
      <text:p text:style-name="P5"/>
      <text:p text:style-name="P42">Отчет сдан «<text:tab/>» _________201 __ г., итоговая оценка _____</text:p>
      <text:p text:style-name="P1"/>
      <text:p text:style-name="P43">Подпись преподавателя ________________</text:p>
      <text:p text:style-name="P6"/>
      <text:list xml:id="list3221826648" text:style-name="WWNum4">
        <text:list-item>
          <text:list>
            <text:list-item>
              <text:p text:style-name="P50"><text:span text:style-name="T11">Тема:</text:span><text:span text:style-name="T13"> </text:span><text:span text:style-name="T18">Техника работы с целыми числами. Системы счисления</text:span><text:span text:style-name="T13"> <text:s text:c="94"/>__________________________________________________________ <text:s text:c="113"/></text:span></text:p>
            </text:list-item>
          </text:list>
        </text:list-item>
      </text:list>
      <text:list xml:id="list3828156697" text:style-name="WWNum5">
        <text:list-item>
          <text:p text:style-name="P51"><text:span text:style-name="T11">Цель работы: Составление программы на языке Си </text:span><text:span text:style-name="T12">в целом типе данных, которая для любых допустимых и корректно записанных чисел этого типа в десятичном изображении, поступающих на стандартный ввод программы, выполняет <text:s/>указанные в варианте действия.</text:span></text:p>
        </text:list-item>
      </text:list>
      <text:p text:style-name="P9"/>
      <text:list xml:id="list182035293404143" text:continue-numbering="true" text:style-name="WWNum5">
        <text:list-item>
          <text:p text:style-name="P51"><text:span text:style-name="T11">Задание </text:span><text:span text:style-name="T17">Написать простую программу на языке си, которая будет </text:span><text:span text:style-name="T19">менять местами вторую и предпоследнюю цифру числа</text:span></text:p>
        </text:list-item>
      </text:list>
      <text:p text:style-name="P11"/>
      <text:p text:style-name="P12"><text:s/></text:p>
      <text:p text:style-name="P12"/>
      <text:list xml:id="list182034672593190" text:continue-numbering="true" text:style-name="WWNum5">
        <text:list-item>
          <text:p text:style-name="P51"><text:span text:style-name="T11">Оборудование</text:span><text:span text:style-name="T20"> ПЭВМ студента, если использовалось</text:span><text:span text:style-name="T21">: </text:span><text:span text:style-name="T14">16 Гб оперативной памяти, экран диагональю 17.3", </text:span><text:span text:style-name="T11"><text:s/>с <text:tab/></text:span><text:span text:style-name="T14">разрешением экрана 1920x1080 Пикс </text:span></text:p>
        </text:list-item>
      </text:list>
      <text:p text:style-name="P14"><text:s text:c="2"/>Процессор <text:span text:style-name="T11"><text:s/></text:span><text:span text:style-name="T14">AMD Ryzen 7 5700U with Radeon Graphics </text:span></text:p>
      <text:p text:style-name="P13"><text:s text:c="80"/></text:p>
      <text:list xml:id="list182035070505354" text:continue-numbering="true" text:style-name="WWNum5">
        <text:list-item>
          <text:p text:style-name="P53">*Программное обеспечение </text:p>
        </text:list-item>
      </text:list>
      <text:p text:style-name="P15">Операционная система семейства <text:span text:style-name="T13">___Unix____</text:span>, наименование <text:span text:style-name="T13">__Ubuntu____________</text:span> версия <text:span text:style-name="T13">___22.04___</text:span></text:p>
      <text:p text:style-name="P15">интерпретатор команд <text:span text:style-name="T13">____bash________</text:span> версия <text:span text:style-name="T13">__5.1.16____</text:span>.</text:p>
      <text:p text:style-name="P15">Система программирования ___________________________________________________версия _______________</text:p>
      <text:p text:style-name="P15">Редактор текстов <text:span text:style-name="T13">_____emacs, gnuplot________________________________________________</text:span> версия <text:span text:style-name="T13">________________</text:span></text:p>
      <text:p text:style-name="P16">Утилиты операционной системы <text:span text:style-name="T13">cat; cc; ptype; help; gcc</text:span></text:p>
      <text:p text:style-name="P15">_________________________________________________________________________________________________</text:p>
      <text:p text:style-name="P15">Прикладные системы и программы: Microsoft Visual studio code версия 1.83</text:p>
      <text:p text:style-name="P44"><text:s text:c="127"/></text:p>
      <text:p text:style-name="P15">_________________________________________________________________________________________________</text:p>
      <text:p text:style-name="P15">Местонахождение и имена файлов программ и данных на домашнем компьютере ______<text:span text:style-name="T13"> _________</text:span></text:p>
      <text:p text:style-name="P15">_________________________________________________________________________________________________</text:p>
      <text:p text:style-name="P56"><text:span text:style-name="T11">6. Идея, метод, алгоритм </text:span>решения задачи (в формах: словесной, псевдокода, графической[блок-схема,диаграмма,рисунок,таблица] или формальные спецификации с пред- и постусловиями)</text:p>
      <text:p text:style-name="P17"/>
      <text:p text:style-name="P17">1.<text:span text:style-name="T22">При помощи </text:span>while (scanf("%ld", &amp;check) != EOF) будем поочередно считывать <text:span text:style-name="T31">числа, пока не получим EOF</text:span></text:p>
      <text:p text:style-name="P32">2. Проверим входит ли число в диапозон int, <text:span text:style-name="T29">а также, отрицательно оно или положительно(если отрицательно, запоминаем минус и берем модуль)</text:span></text:p>
      <text:p text:style-name="P32">3. Вычислим &lt;co&gt; - <text:span text:style-name="T29">максимальную степень десяти, которая будет иметь ненулевой результат, если на нее поделить число</text:span></text:p>
      <text:p text:style-name="P33">4.Поделим число на 10^со и получм цифру на &lt;длина числа — со&gt; позиции</text:p>
      <text:p text:style-name="P33">5. Повторим шаг 4 итеративно, уменьшая &lt;i&gt; = &lt;co&gt; на 1. Когда переменная &lt;biba&gt; будет равна 2м, сохраним наше число в переменную &lt;second&gt; <text:span text:style-name="T30">а текущее значение счетчика &lt;i&gt; в переменную &lt;mem&gt;</text:span>, <text:s/><text:span text:style-name="T30">когда же &lt;i&gt; будет равна 1, <text:s/>«запомним» цифру в &lt;prelast&gt;</text:span></text:p>
      <text:p text:style-name="P34">6.Умножим &lt;prelast&gt; на 10 в степени mem, а &lt;sec&gt; <text:span text:style-name="T31">на 10 в степени &lt;mem&gt; и прибавим к результату(переменной &lt;res&gt;)</text:span></text:p>
      <text:p text:style-name="P35">7. Если &lt;res&gt; &gt; максимального числа int, выведем сообщение об ошибке. Иначе, рассмотрим значение </text:p>
      <text:p text:style-name="P34"/>
      <text:list xml:id="list3910896788" text:style-name="WWNum6">
        <text:list-item>
          <text:p text:style-name="P57"><text:span text:style-name="T11">Сценарий выполнения работы </text:span>[план работы,первоначальный текст программы в черновике(можно на отдельном листе)итесты либо соображения по тестированию].</text:p>
        </text:list-item>
      </text:list>
      <text:p text:style-name="P38"/>
      <text:p text:style-name="Standard">#include &lt;stdio.h&gt;</text:p>
      <text:p text:style-name="Standard">#include &lt;limits.h&gt;</text:p>
      <text:p text:style-name="Standard"/>
      <text:p text:style-name="Standard">long pow(int a, int b){</text:p>
      <text:p text:style-name="Standard">long res = 1;</text:p>
      <text:p text:style-name="Standard">for (int i = 0;i&lt;b;++i){</text:p>
      <text:p text:style-name="Standard">res *= 10;</text:p>
      <text:p text:style-name="Standard">}</text:p>
      <text:p text:style-name="Standard">return res;</text:p>
      <text:p text:style-name="Standard">}</text:p>
      <text:p text:style-name="Standard"/>
      <text:p text:style-name="Standard">main(){</text:p>
      <text:p text:style-name="Standard">int n;</text:p>
      <text:p text:style-name="Standard">long check;</text:p>
      <text:p text:style-name="Standard">printf("Введите число: ");</text:p>
      <text:p text:style-name="Standard">while (scanf("%ld", &amp;check) != EOF){</text:p>
      <text:p text:style-name="Standard">n = check;</text:p>
      <text:p text:style-name="Standard">if (n != check){</text:p>
      <text:p text:style-name="Standard">printf("Число введено некорректно и нет возможности выполнить алгоритм\n");</text:p>
      <text:p text:style-name="Standard">printf("Введите число или завершите работу программы при помощи сочетания клавиш CTRL+D: ");</text:p>
      <text:p text:style-name="Standard"/>
      <text:p text:style-name="Standard">}</text:p>
      <text:p text:style-name="Standard">else{</text:p>
      <text:p text:style-name="Standard">int check = 0;</text:p>
      <text:p text:style-name="Standard">if (n&lt;0){</text:p>
      <text:p text:style-name="Standard">n *= -1;</text:p>
      <text:p text:style-name="Standard">check = -1;</text:p>
      <text:p text:style-name="Standard">}</text:p>
      <text:p text:style-name="Standard">int co = 10;</text:p>
      <text:p text:style-name="Standard">for (int i = 10; i&gt;0;i--){</text:p>
      <text:p text:style-name="Standard">if (pow(10,i) &gt; n){</text:p>
      <text:p text:style-name="Standard">co -= 1;</text:p>
      <text:p text:style-name="Standard">}</text:p>
      <text:p text:style-name="Standard">else{</text:p>
      <text:p text:style-name="Standard">break;</text:p>
      <text:p text:style-name="Standard">}</text:p>
      <text:p text:style-name="Standard">}</text:p>
      <text:p text:style-name="Standard">int biba = 0;</text:p>
      <text:p text:style-name="Standard">if (co == 1){</text:p>
      <text:p text:style-name="Standard">int res = n % 10 * 10 + n /10;</text:p>
      <text:p text:style-name="Standard">printf("Результат выполнения программы: %d\n", res);</text:p>
      <text:p text:style-name="Standard"/>
      <text:p text:style-name="Standard"><text:soft-page-break/>}</text:p>
      <text:p text:style-name="Standard">else if (co == 2){</text:p>
      <text:p text:style-name="Standard">printf("Результат выполнения программы: %d\n", n);</text:p>
      <text:p text:style-name="Standard"/>
      <text:p text:style-name="Standard">}</text:p>
      <text:p text:style-name="Standard">else if (co &gt;=3){</text:p>
      <text:p text:style-name="Standard">int second = 0, prelast = 0, res = 0, mem = 0;</text:p>
      <text:p text:style-name="Standard">for (int i = co; i&gt;=0;--i){</text:p>
      <text:p text:style-name="Standard">biba += 1;</text:p>
      <text:p text:style-name="Standard">if (biba == 2){</text:p>
      <text:p text:style-name="Standard">second = n / pow(10, i);</text:p>
      <text:p text:style-name="Standard">mem = i;</text:p>
      <text:p text:style-name="Standard">}</text:p>
      <text:p text:style-name="Standard">if (i == 1){</text:p>
      <text:p text:style-name="Standard">prelast = n / 10;</text:p>
      <text:p text:style-name="Standard">}</text:p>
      <text:p text:style-name="Standard">if (i != 1 &amp; biba != 2){</text:p>
      <text:p text:style-name="Standard">res += (n / pow(10, i)) * pow(10, i);</text:p>
      <text:p text:style-name="Standard">}</text:p>
      <text:p text:style-name="Standard">n -= (n / pow(10, i)) * pow(10, i);</text:p>
      <text:p text:style-name="Standard"/>
      <text:p text:style-name="Standard">}</text:p>
      <text:p text:style-name="Standard">res += prelast * pow(10, mem);</text:p>
      <text:p text:style-name="Standard">res += second * 10;</text:p>
      <text:p text:style-name="Standard">if (res &gt;= INT_MAX){</text:p>
      <text:p text:style-name="Standard">printf("Число введено некорректно и нет возможности выполнить алгоритм\n");</text:p>
      <text:p text:style-name="Standard">}</text:p>
      <text:p text:style-name="Standard">else{</text:p>
      <text:p text:style-name="Standard">if (check == 0){</text:p>
      <text:p text:style-name="Standard">printf("Результат выполнения программы: %d\n", res);}</text:p>
      <text:p text:style-name="Standard">else{</text:p>
      <text:p text:style-name="Standard">res *= check;</text:p>
      <text:p text:style-name="Standard">printf("Результат выполнения программы %d\n", res);</text:p>
      <text:p text:style-name="Standard">}</text:p>
      <text:p text:style-name="Standard">}}</text:p>
      <text:p text:style-name="Standard">else{</text:p>
      <text:p text:style-name="Standard">printf("Число введено некорректно и нет возможности выполнить алгоритм\n");</text:p>
      <text:p text:style-name="Standard">}</text:p>
      <text:p text:style-name="Standard">printf("Введите число или завершите работу программы при помощи сочетания клавиш CTRL+D: ");</text:p>
      <text:p text:style-name="Standard">}</text:p>
      <text:p text:style-name="Standard">}}</text:p>
      <text:p text:style-name="Standard"/>
      <text:p text:style-name="P40"/>
      <text:p text:style-name="P36"/>
      <text:p text:style-name="P36"/>
      <text:p text:style-name="P37"/>
      <text:p text:style-name="P18"/>
      <text:p text:style-name="P18"/>
      <text:p text:style-name="P18"/>
      <text:p text:style-name="P18"/>
      <text:p text:style-name="P18">Пункты 1-7 отчета составляются сторого до начала лабораторной работы.</text:p>
      <text:p text:style-name="P17"><text:span text:style-name="T21"><text:tab/><text:tab/><text:tab/><text:tab/>Допущен к выполнению работы. </text:span><text:span text:style-name="T11">Подпись преподавателя_____________________</text:span></text:p>
      <text:list xml:id="list3283969227" text:style-name="WWNum1">
        <text:list-item>
          <text:p text:style-name="P58"><text:span text:style-name="T11">Распечатка протокола </text:span>(подклеить листинг окончательного варианта программы с тестовыми примерами,подписанный преподавателем).</text:p>
        </text:list-item>
      </text:list>
      <text:p text:style-name="P45"><text:tab/><text:tab/>ivzaru@ivzaru:~$ cat &gt; lab5.c</text:p>
      <text:p text:style-name="P52"/>
      <text:p text:style-name="P63"/>
      <text:p text:style-name="P48">#include &lt;stdio.h&gt;</text:p>
      <text:p text:style-name="P48">#include &lt;limits.h&gt;</text:p>
      <text:p text:style-name="P48"/>
      <text:p text:style-name="P48">long pow(int a, int b){</text:p>
      <text:p text:style-name="P48">long res = 1;</text:p>
      <text:p text:style-name="P48">for (int i = 0;i&lt;b;++i){</text:p>
      <text:p text:style-name="P48">res *= 10;</text:p>
      <text:p text:style-name="P48">}</text:p>
      <text:p text:style-name="P48">return res;</text:p>
      <text:p text:style-name="P48">}</text:p>
      <text:p text:style-name="P48"/>
      <text:p text:style-name="P48">main(){</text:p>
      <text:p text:style-name="P48">int n;</text:p>
      <text:p text:style-name="P48">long check;</text:p>
      <text:p text:style-name="P48">printf("Введите число: ");</text:p>
      <text:p text:style-name="P48">while (scanf("%ld", &amp;check) != EOF){</text:p>
      <text:p text:style-name="P48">n = check;</text:p>
      <text:p text:style-name="P48">if (n != check){</text:p>
      <text:p text:style-name="P48">printf("Число введено некорректно и нет возможности выполнить алгоритм\n");</text:p>
      <text:p text:style-name="P48">printf("Введите число или завершите работу программы при помощи сочетания клавиш CTRL+D: ");</text:p>
      <text:p text:style-name="P48"/>
      <text:p text:style-name="P48">}</text:p>
      <text:p text:style-name="P48">else{</text:p>
      <text:p text:style-name="P48">int check = 0;</text:p>
      <text:p text:style-name="P48">if (n&lt;0){</text:p>
      <text:p text:style-name="P48">n *= -1;</text:p>
      <text:p text:style-name="P48">check = -1;</text:p>
      <text:p text:style-name="P48">}</text:p>
      <text:p text:style-name="P48">int co = 10;</text:p>
      <text:p text:style-name="P48">for (int i = 10; i&gt;0;i--){</text:p>
      <text:p text:style-name="P48">if (pow(10,i) &gt; n){</text:p>
      <text:p text:style-name="P48">co -= 1;</text:p>
      <text:p text:style-name="P48">}</text:p>
      <text:p text:style-name="P48">else{</text:p>
      <text:p text:style-name="P48">break;</text:p>
      <text:p text:style-name="P48">}</text:p>
      <text:p text:style-name="P48">}</text:p>
      <text:p text:style-name="P48">int biba = 0;</text:p>
      <text:p text:style-name="P48">if (co == 1){</text:p>
      <text:p text:style-name="P48">int res = n % 10 * 10 + n /10;</text:p>
      <text:p text:style-name="P48">printf("Результат выполнения программы: %d\n", res);</text:p>
      <text:p text:style-name="P48"/>
      <text:p text:style-name="P48">}</text:p>
      <text:p text:style-name="P48">else if (co == 2){</text:p>
      <text:p text:style-name="P48">printf("Результат выполнения программы: %d\n", n);</text:p>
      <text:p text:style-name="P48"/>
      <text:p text:style-name="P48">}</text:p>
      <text:p text:style-name="P48">else if (co &gt;=3){</text:p>
      <text:p text:style-name="P48">int second = 0, prelast = 0, res = 0, mem = 0;</text:p>
      <text:p text:style-name="P48">for (int i = co; i&gt;=0;--i){</text:p>
      <text:p text:style-name="P48">biba += 1;</text:p>
      <text:p text:style-name="P48">if (biba == 2){</text:p>
      <text:p text:style-name="P48"><text:soft-page-break/>second = n / pow(10, i);</text:p>
      <text:p text:style-name="P48">mem = i;</text:p>
      <text:p text:style-name="P48">}</text:p>
      <text:p text:style-name="P48">if (i == 1){</text:p>
      <text:p text:style-name="P48">prelast = n / 10;</text:p>
      <text:p text:style-name="P48">}</text:p>
      <text:p text:style-name="P48">if (i != 1 &amp; biba != 2){</text:p>
      <text:p text:style-name="P48">res += (n / pow(10, i)) * pow(10, i);</text:p>
      <text:p text:style-name="P48">}</text:p>
      <text:p text:style-name="P48">n -= (n / pow(10, i)) * pow(10, i);</text:p>
      <text:p text:style-name="P48"/>
      <text:p text:style-name="P48">}</text:p>
      <text:p text:style-name="P48">res += prelast * pow(10, mem);</text:p>
      <text:p text:style-name="P48">res += second * 10;</text:p>
      <text:p text:style-name="P48">if (res &gt;= INT_MAX){</text:p>
      <text:p text:style-name="P48">printf("Число введено некорректно и нет возможности выполнить алгоритм\n");</text:p>
      <text:p text:style-name="P48">}</text:p>
      <text:p text:style-name="P48">else{</text:p>
      <text:p text:style-name="P48">if (check == 0){</text:p>
      <text:p text:style-name="P48">printf("Результат выполнения программы: %d\n", res);}</text:p>
      <text:p text:style-name="P48">else{</text:p>
      <text:p text:style-name="P48">res *= check;</text:p>
      <text:p text:style-name="P48">printf("Результат выполнения программы %d\n", res);</text:p>
      <text:p text:style-name="P48">}</text:p>
      <text:p text:style-name="P48">}}</text:p>
      <text:p text:style-name="P48">else{</text:p>
      <text:p text:style-name="P48">printf("Число введено некорректно и нет возможности выполнить алгоритм\n");</text:p>
      <text:p text:style-name="P48">}</text:p>
      <text:p text:style-name="P48">printf("Введите число или завершите работу программы при помощи сочетания клавиш CTRL+D: ");</text:p>
      <text:p text:style-name="P48">}</text:p>
      <text:p text:style-name="P48">}}</text:p>
      <text:p text:style-name="P48"/>
      <text:p text:style-name="P47"/>
      <text:p text:style-name="P45">ivzaru@ivzaru:~$ gcc lab5.c -o prg</text:p>
      <text:p text:style-name="P45">lab5.c:5:6: warning: conflicting types for built-in function ‘pow’; expected ‘double(double, <text:s/>double)’ [-Wbuiltin-declaration-mismatch]</text:p>
      <text:p text:style-name="P45"><text:s text:c="4"/>5 | long pow(int a, int b){</text:p>
      <text:p text:style-name="P45"><text:s text:c="6"/>| <text:s text:c="5"/>^~~</text:p>
      <text:p text:style-name="P45">lab5.c:3:1: note: ‘pow’ is declared in header ‘&lt;math.h&gt;’</text:p>
      <text:p text:style-name="P45"><text:s text:c="4"/>2 | #include &lt;limits.h&gt;</text:p>
      <text:p text:style-name="P45"><text:s text:c="2"/>+++ |+#include &lt;math.h&gt;</text:p>
      <text:p text:style-name="P45"><text:s text:c="4"/>3 | </text:p>
      <text:p text:style-name="P45">lab5.c:14:1: warning: return type defaults to ‘int’ [-Wimplicit-int]</text:p>
      <text:p text:style-name="P45"><text:s text:c="3"/>14 | main(){</text:p>
      <text:p text:style-name="P45"><text:s text:c="6"/>| ^~~~</text:p>
      <text:p text:style-name="P45">ivzaru@ivzaru:~$ ./prg</text:p>
      <text:p text:style-name="P45">Введите число: 1234</text:p>
      <text:p text:style-name="P45">Результат выполнения программы: 1324</text:p>
      <text:p text:style-name="P45">Введите число или завершите работу программы при помощи сочетания клавиш CTRL+D: 2147483648</text:p>
      <text:p text:style-name="P45">Число введено некорректно и нет возможности выполнить алгоритм</text:p>
      <text:p text:style-name="P45">Введите число или завершите работу программы при помощи сочетания клавиш CTRL+D: 12</text:p>
      <text:p text:style-name="P61">Результат выполнения программы: <text:span text:style-name="T34">21</text:span></text:p>
      <text:p text:style-name="P45">Введите число или завершите работу программы при помощи сочетания клавиш CTRL+D: -2147483648</text:p>
      <text:p text:style-name="P45">Число введено некорректно и нет возможности выполнить алгоритм</text:p>
      <text:p text:style-name="P45">Введите число или завершите работу программы при помощи сочетания клавиш CTRL+D: 123</text:p>
      <text:p text:style-name="P61">Результат выполнения программы: 1<text:span text:style-name="T34">23</text:span></text:p>
      <text:p text:style-name="P45">Введите число или завершите работу программы при помощи сочетания клавиш CTRL+D: 1551567</text:p>
      <text:p text:style-name="P45">Результат выполнения программы: 1651557</text:p>
      <text:p text:style-name="P45">Введите число или завершите работу программы при помощи сочетания клавиш CTRL+D: -4321</text:p>
      <text:p text:style-name="P45">Результат выполнения программы -4231</text:p>
      <text:p text:style-name="P45">Введите число или завершите работу программы при помощи сочетания клавиш CTRL+D: 2222222212</text:p>
      <text:p text:style-name="P45"><text:soft-page-break/>Число введено некорректно и нет возможности выполнить алгоритм</text:p>
      <text:p text:style-name="P45">Введите число или завершите работу программы при помощи сочетания клавиш CTRL+D: 2222</text:p>
      <text:p text:style-name="P45">Результат выполнения программы: 2222</text:p>
      <text:p text:style-name="P45">Введите число или завершите работу программы при помощи сочетания клавиш CTRL+D: 0</text:p>
      <text:p text:style-name="P45">Число введено некорректно и нет возможности выполнить алгоритм</text:p>
      <text:p text:style-name="P45">Введите число или завершите работу программы при помощи сочетания клавиш CTRL+D: ivzaru@ivzaru:~$ <text:s/></text:p>
      <text:p text:style-name="P10"/>
      <text:p text:style-name="P10"/>
      <text:list xml:id="list3644841972" text:style-name="WWNum2">
        <text:list-item>
          <text:p text:style-name="P59"><text:span text:style-name="T11">Дневник отладки </text:span>должен содержать дату и время сеансов отладки, и основные события(ошибки в сценарии и программе,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1">№</text:p>
          </table:table-cell>
          <table:table-cell table:style-name="Table1.A1" office:value-type="string">
            <text:p text:style-name="P27">Лаб.</text:p>
          </table:table-cell>
          <table:table-cell table:style-name="Table1.A1" office:value-type="string">
            <text:p text:style-name="P22">Дата</text:p>
          </table:table-cell>
          <table:table-cell table:style-name="Table1.A1" office:value-type="string">
            <text:p text:style-name="P22">Время</text:p>
          </table:table-cell>
          <table:table-cell table:style-name="Table1.A1" office:value-type="string">
            <text:p text:style-name="P23">Событие</text:p>
          </table:table-cell>
          <table:table-cell table:style-name="Table1.A1" office:value-type="string">
            <text:p text:style-name="P24">Действие по исправлению</text:p>
          </table:table-cell>
          <table:table-cell table:style-name="Table1.A1" office:value-type="string">
            <text:p text:style-name="P25">Примечание</text:p>
          </table:table-cell>
        </table:table-row>
        <table:table-row table:style-name="Table1.1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или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7">дом.</text:p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</table:table-row>
        <table:table-row table:style-name="Table1.4"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6"/>
          </table:table-cell>
        </table:table-row>
      </table:table>
      <text:p text:style-name="P28"/>
      <text:list xml:id="list2829613132" text:style-name="WWNum3">
        <text:list-item>
          <text:p text:style-name="P60"><text:span text:style-name="T11">Замечания автора </text:span>по существу работы: Отсутствуют</text:p>
        </text:list-item>
        <text:list-item>
          <text:p text:style-name="P55">Вывод по работе:</text:p>
        </text:list-item>
      </text:list>
      <text:p text:style-name="P29"/>
      <text:p text:style-name="P20"><text:span text:style-name="T13">В ходе выполнения лабораторной работы я </text:span><text:span text:style-name="T15">освоил методы работы с целыми числами, узнал о вводе с терминала </text:span><text:span text:style-name="T16">и константе EOF</text:span><text:span text:style-name="T13"> <text:s text:c="92"/></text:span></text:p>
      <text:p text:style-name="P20"/>
      <text:p text:style-name="P20"/>
      <text:p text:style-name="P30"/>
      <text:p text:style-name="P30"/>
      <text:p text:style-name="P31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2713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268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253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18:20:33.266004494</dc:date>
    <meta:editing-duration>PT21M30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6" meta:paragraph-count="241" meta:word-count="1303" meta:character-count="9303" meta:non-whitespace-character-count="7684"/>
  </office:meta>
</office:document-meta>
</file>